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4.271cm" table:align="left" style:writing-mode="lr-tb"/>
    </style:style>
    <style:style style:name="Tabela1.A" style:family="table-column">
      <style:table-column-properties style:column-width="5.706cm"/>
    </style:style>
    <style:style style:name="Tabela1.B" style:family="table-column">
      <style:table-column-properties style:column-width="3.545cm"/>
    </style:style>
    <style:style style:name="Tabela1.C" style:family="table-column">
      <style:table-column-properties style:column-width="2cm"/>
    </style:style>
    <style:style style:name="Tabela1.D" style:family="table-column">
      <style:table-column-properties style:column-width="2.251cm"/>
    </style:style>
    <style:style style:name="Tabela1.E" style:family="table-column">
      <style:table-column-properties style:column-width="10.76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00ff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2" style:family="table-cell">
      <style:table-cell-properties style:vertical-align="top" fo:background-color="#00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3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6" style:family="paragraph" style:parent-style-name="Standard" style:list-style-name="WW8Num3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style:font-name="Arial (W1)" fo:font-weight="bold" style:font-weight-asian="bold" style:font-name-complex="Arial (W1)"/>
    </style:style>
    <style:style style:name="P9" style:family="paragraph" style:parent-style-name="Standard">
      <style:paragraph-properties style:snap-to-layout-grid="false"/>
      <style:text-properties fo:color="#0000ff" style:font-name="Arial" fo:font-size="10pt" fo:font-weight="bold" style:font-size-asian="10pt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Standard">
      <style:paragraph-properties style:snap-to-layout-grid="false"/>
      <style:text-properties fo:color="#0000ff" style:font-name="Arial" fo:font-size="10pt" style:font-size-asian="10pt" style:font-name-complex="Arial"/>
    </style:style>
    <style:style style:name="P12" style:family="paragraph" style:parent-style-name="Standard" style:list-style-name="WW8Num2">
      <style:text-properties fo:color="#0000ff" style:font-name="Arial" fo:font-size="10pt" style:font-size-asian="10pt" style:font-name-complex="Arial"/>
    </style:style>
    <style:style style:name="P13" style:family="paragraph" style:parent-style-name="Standard">
      <style:paragraph-properties style:line-height-at-least="0.423cm" style:text-autospace="none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8pt" fo:font-weight="bold" style:font-size-asian="18pt" style:font-weight-asian="bold" style:font-name-complex="Arial"/>
    </style:style>
    <style:style style:name="P15" style:family="paragraph" style:parent-style-name="Text_20_body">
      <style:paragraph-properties fo:margin-left="2.501cm" fo:margin-right="0cm" fo:text-align="justify" style:justify-single-word="false" fo:text-indent="0cm" style:auto-text-indent="false"/>
    </style:style>
    <style:style style:name="P16" style:family="paragraph" style:parent-style-name="Heading_20_1">
      <style:paragraph-properties fo:margin-left="0.76cm" fo:margin-right="0cm" fo:margin-top="0.071cm" fo:margin-bottom="0.071cm" style:contextual-spacing="false" fo:text-indent="-0.76cm" style:auto-text-indent="false" style:snap-to-layout-grid="false"/>
    </style:style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/>
    </style:style>
    <style:style style:name="T5" style:family="text">
      <style:text-properties fo:color="#0000ff" style:font-name="Arial" fo:font-size="10pt" style:font-size-asian="10pt" style:font-name-complex="Ari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(W1)" fo:font-weight="bold" style:font-weight-asian="bold" style:font-name-complex="Arial (W1)"/>
    </style:style>
    <style:style style:name="T8" style:family="text">
      <style:text-properties style:font-name="Arial (W1)" style:font-name-complex="Arial (W1)"/>
    </style:style>
    <style:style style:name="T9" style:family="text">
      <style:text-properties style:font-name="Arial (W1)" style:text-underline-style="solid" style:text-underline-width="auto" style:text-underline-color="font-color" fo:font-weight="bold" style:font-weight-asian="bold" style:font-name-complex="Arial (W1)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ntrada:</text:p>
      <text:list xml:id="list4335503360498830913" text:style-name="WW8Num3">
        <text:list-item>
          <text:p text:style-name="P6"><text:span text:style-name="T4">Certificado de e-Equipamento:</text:span><text:span text:style-name="T2"> O certificado de e-Equipamento deverá ser enviado na requisição.</text:span></text:p>
        </text:list-item>
        <text:list-item>
          <text:p text:style-name="P6"><text:span text:style-name="T4">ListaDeCPF:</text:span><text:span text:style-name="T5"> </text:span><text:span text:style-name="T2">Lista de CPFs a serem consultados sem formatação (apenas números) com 11 posições. O número máximo de CPFs em uma consulta é de 50. Caso seja consultado mais de 1 CPF, estes devem ser separados por ponto e vírgula. Ex: 00000000001;00000000002;00000000003.</text:span></text:p>
        </text:list-item>
        <text:list-item>
          <text:p text:style-name="P6"><text:span text:style-name="T4">CPFUsuario:</text:span><text:span text:style-name="T2"> CPF do usuário que está realizando a requisição, numérico com tamanho de 11 dígitos preenchido com zeros a esquerda. Deve ser efetuada um </text:span><text:span text:style-name="T3">login</text:span><text:span text:style-name="T2"> na aplicação cliente para que o CPF do usuário seja válido.</text:span></text:p>
        </text:list-item>
      </text:list>
      <text:p text:style-name="P2"/>
      <text:p text:style-name="P1">Retorn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8"/>
          </table:table-cell>
          <table:table-cell table:style-name="Tabela1.B1" table:number-columns-spanned="4" office:value-type="string">
            <text:h text:style-name="P16" text:outline-level="1">Dados Relacionados ao <text:span text:style-name="T6">Perfil 2</text:span></text:h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<text:span text:style-name="T7">Definido para o</text:span><text:span text:style-name="T8"> </text:span><text:span text:style-name="T9">Perfil 2</text:span></text:p>
          </table:table-cell>
          <table:table-cell table:style-name="Tabela1.A2" office:value-type="string">
            <text:p text:style-name="P8">Atributo</text:p>
          </table:table-cell>
          <table:table-cell table:style-name="Tabela1.A2" office:value-type="string">
            <text:p text:style-name="P8">Formato</text:p>
          </table:table-cell>
          <table:table-cell table:style-name="Tabela1.A2" office:value-type="string">
            <text:p text:style-name="P8">Tamanho</text:p>
          </table:table-cell>
          <table:table-cell table:style-name="Tabela1.E2" office:value-type="string">
            <text:p text:style-name="P8">Descrição</text:p>
          </table:table-cell>
        </table:table-row>
        <table:table-row table:style-name="Tabela1.1">
          <table:table-cell table:style-name="Tabela1.A3" office:value-type="string">
            <text:p text:style-name="P4">Número de inscrição</text:p>
          </table:table-cell>
          <table:table-cell table:style-name="Tabela1.A3" office:value-type="string">
            <text:p text:style-name="P9">CPF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011</text:p>
          </table:table-cell>
          <table:table-cell table:style-name="Tabela1.E3" office:value-type="string">
            <text:p text:style-name="P11">Número de inscrição no Cadastro de Pessoas Físicas.</text:p>
          </table:table-cell>
        </table:table-row>
        <table:table-row table:style-name="Tabela1.1">
          <table:table-cell table:style-name="Tabela1.A3" office:value-type="string">
            <text:p text:style-name="P5">Nome</text:p>
          </table:table-cell>
          <table:table-cell table:style-name="Tabela1.A3" office:value-type="string">
            <text:p text:style-name="P9">Nome</text:p>
          </table:table-cell>
          <table:table-cell table:style-name="Tabela1.A3" office:value-type="string">
            <text:p text:style-name="P10">Alfa</text:p>
          </table:table-cell>
          <table:table-cell table:style-name="Tabela1.A3" office:value-type="string">
            <text:p text:style-name="P10">060</text:p>
          </table:table-cell>
          <table:table-cell table:style-name="Tabela1.E3" office:value-type="string">
            <text:p text:style-name="P11">Nome da Pessoa Física</text:p>
          </table:table-cell>
        </table:table-row>
        <table:table-row table:style-name="Tabela1.1">
          <table:table-cell table:style-name="Tabela1.A3" office:value-type="string">
            <text:p text:style-name="P4">Situação cadastral</text:p>
            <text:p text:style-name="P3"/>
          </table:table-cell>
          <table:table-cell table:style-name="Tabela1.A3" office:value-type="string">
            <text:p text:style-name="P9">SituacaoCadastral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001</text:p>
          </table:table-cell>
          <table:table-cell table:style-name="Tabela1.E3" office:value-type="string">
            <text:p text:style-name="P11">Indicativo da Situação Cadastral do CPF:</text:p>
            <text:p text:style-name="P13"><text:span text:style-name="T4">0</text:span><text:span text:style-name="T5"> = Regular;</text:span></text:p>
            <text:p text:style-name="Text_20_body_20_indent"><text:span text:style-name="T4">1</text:span><text:span text:style-name="T5"> = Cancelada por Encerramento de Espólio;</text:span></text:p>
            <text:p text:style-name="P13"><text:span text:style-name="T4">2</text:span><text:span text:style-name="T5"> = Suspensa;</text:span></text:p>
            <text:p text:style-name="P13"><text:span text:style-name="T4">3</text:span><text:span text:style-name="T5"> = Cancelada por Óbito sem Espolio;</text:span></text:p>
            <text:p text:style-name="P13"><text:span text:style-name="T4">4</text:span><text:span text:style-name="T5"> = Pendente de Regularização;</text:span></text:p>
            <text:p text:style-name="P13"><text:span text:style-name="T4">5</text:span><text:span text:style-name="T5"> = Cancelada por Multiplicidade;</text:span></text:p>
            <text:p text:style-name="P13"><text:span text:style-name="T4">8</text:span><text:span text:style-name="T5"> = Nula;</text:span></text:p>
            <text:p text:style-name="Standard"><text:span text:style-name="T4">9</text:span><text:span text:style-name="T5"> = Cancelada de Ofício.</text:span></text:p>
          </table:table-cell>
        </table:table-row>
        <table:table-row table:style-name="Tabela1.1">
          <table:table-cell table:style-name="Tabela1.A6" office:value-type="string">
            <text:p text:style-name="P4">Residente no exterior</text:p>
            <text:p text:style-name="P3"/>
          </table:table-cell>
          <table:table-cell table:style-name="Tabela1.B6" office:value-type="string">
            <text:p text:style-name="P9">ResidenteExterior</text:p>
          </table:table-cell>
          <table:table-cell table:style-name="Tabela1.C6" office:value-type="string">
            <text:p text:style-name="P10">Numérico</text:p>
          </table:table-cell>
          <table:table-cell table:style-name="Tabela1.D6" office:value-type="string">
            <text:p text:style-name="P10">001</text:p>
          </table:table-cell>
          <table:table-cell table:style-name="Tabela1.E6" office:value-type="string">
            <text:p text:style-name="P11">Indicativo de Residente no Exterior:</text:p>
            <text:p text:style-name="Standard"><text:span text:style-name="T4">1</text:span><text:span text:style-name="T5"> = Residente;</text:span></text:p>
            <text:p text:style-name="Standard"><text:span text:style-name="T4">2</text:span><text:span text:style-name="T5"> = Não Residente.</text:span></text:p>
          </table:table-cell>
        </table:table-row>
        <table:table-row table:style-name="Tabela1.1">
          <table:table-cell table:style-name="Tabela1.A3" office:value-type="string">
            <text:p text:style-name="P4">Nome da mãe</text:p>
          </table:table-cell>
          <table:table-cell table:style-name="Tabela1.A3" office:value-type="string">
            <text:p text:style-name="P9">NomeMae</text:p>
          </table:table-cell>
          <table:table-cell table:style-name="Tabela1.A3" office:value-type="string">
            <text:p text:style-name="P10">Alfa</text:p>
          </table:table-cell>
          <table:table-cell table:style-name="Tabela1.A3" office:value-type="string">
            <text:p text:style-name="P10">060</text:p>
          </table:table-cell>
          <table:table-cell table:style-name="Tabela1.E3" office:value-type="string">
            <text:p text:style-name="P11">Nome da Mãe da Pessoa Física:</text:p>
            <text:list xml:id="list4511457406308803891" text:style-name="WW8Num2">
              <text:list-item>
                <text:p text:style-name="P12">Pode haver registro com o Nome da Mãe em Branco;</text:p>
              </text:list-item>
              <text:list-item>
                <text:p text:style-name="P12">Pode haver registro com a constante <text:s/>“MAE DESCONHECIDA”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4">Data de nascimento</text:p>
          </table:table-cell>
          <table:table-cell table:style-name="Tabela1.A3" office:value-type="string">
            <text:p text:style-name="P9">DataNascimento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008</text:p>
          </table:table-cell>
          <table:table-cell table:style-name="Tabela1.E3" office:value-type="string">
            <text:p text:style-name="P11">Data de Nascimento da Pessoa Física:</text:p>
            <text:list xml:id="list1208136073" text:continue-numbering="true" text:style-name="WW8Num2">
              <text:list-item>
                <text:p text:style-name="P12">Pode haver registro com data de nascimento fora do calendário civil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4">Sexo</text:p>
          </table:table-cell>
          <table:table-cell table:style-name="Tabela1.A3" office:value-type="string">
            <text:p text:style-name="P9">Sexo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001</text:p>
          </table:table-cell>
          <table:table-cell table:style-name="Tabela1.E3" office:value-type="string">
            <text:p text:style-name="P11">Indicativo de Sexo da Pessoa Física:</text:p>
            <text:p text:style-name="Standard"><text:span text:style-name="T4">1</text:span><text:span text:style-name="T5"> = Masculino;</text:span></text:p>
            <text:p text:style-name="Standard"><text:span text:style-name="T4">2</text:span><text:span text:style-name="T5"> = Feminino;</text:span></text:p>
            <text:p text:style-name="Standard"><text:span text:style-name="T4">9</text:span><text:span text:style-name="T5"> = Sem informação.</text:span></text:p>
          </table:table-cell>
        </table:table-row>
        <table:table-row table:style-name="Tabela1.1">
          <table:table-cell table:style-name="Tabela1.A3" office:value-type="string">
            <text:p text:style-name="P4">Número do Título de Eleitor</text:p>
          </table:table-cell>
          <table:table-cell table:style-name="Tabela1.A3" office:value-type="string">
            <text:p text:style-name="P9">TituloEleitor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13</text:p>
          </table:table-cell>
          <table:table-cell table:style-name="Tabela1.E3" office:value-type="string">
            <text:p text:style-name="P11">Número do título de eleitor.</text:p>
          </table:table-cell>
        </table:table-row>
        <text:soft-page-break/>
        <table:table-row table:style-name="Tabela1.1">
          <table:table-cell table:style-name="Tabela1.A3" office:value-type="string">
            <text:p text:style-name="P4">Ano do óbito</text:p>
          </table:table-cell>
          <table:table-cell table:style-name="Tabela1.A3" office:value-type="string">
            <text:p text:style-name="P9">AnoObito</text:p>
          </table:table-cell>
          <table:table-cell table:style-name="Tabela1.A3" office:value-type="string">
            <text:p text:style-name="P10">Numérico</text:p>
          </table:table-cell>
          <table:table-cell table:style-name="Tabela1.A3" office:value-type="string">
            <text:p text:style-name="P10">004</text:p>
          </table:table-cell>
          <table:table-cell table:style-name="Tabela1.E3" office:value-type="string">
            <text:p text:style-name="P11">Ano do óbito no formato AAAA.</text:p>
          </table:table-cell>
        </table:table-row>
        <table:table-row table:style-name="Tabela1.1">
          <table:table-cell table:style-name="Tabela1.A12" office:value-type="string">
            <text:p text:style-name="P4">Data de atualização cadastral - data de inscrição do CPF ou da última operação de atualização</text:p>
          </table:table-cell>
          <table:table-cell table:style-name="Tabela1.B12" office:value-type="string">
            <text:p text:style-name="P9">DataAtualizacao</text:p>
          </table:table-cell>
          <table:table-cell table:style-name="Tabela1.C12" office:value-type="string">
            <text:p text:style-name="P10">Numérico</text:p>
          </table:table-cell>
          <table:table-cell table:style-name="Tabela1.D12" office:value-type="string">
            <text:p text:style-name="P10">008</text:p>
          </table:table-cell>
          <table:table-cell table:style-name="Tabela1.E12" office:value-type="string">
            <text:p text:style-name="P11">Data de inscrição do CPF ou da última operação de atualização.</text:p>
          </table:table-cell>
        </table:table-row>
        <table:table-row table:style-name="Tabela1.1">
          <table:table-cell table:style-name="Tabela1.A13" office:value-type="string">
            <text:p text:style-name="P4">Erro</text:p>
          </table:table-cell>
          <table:table-cell table:style-name="Tabela1.B13" office:value-type="string">
            <text:p text:style-name="P9">Erro</text:p>
          </table:table-cell>
          <table:table-cell table:style-name="Tabela1.C13" office:value-type="string">
            <text:p text:style-name="P10">Alfa</text:p>
          </table:table-cell>
          <table:table-cell table:style-name="Tabela1.D13" office:value-type="string">
            <text:p text:style-name="P10">300</text:p>
          </table:table-cell>
          <table:table-cell table:style-name="Tabela1.E13" office:value-type="string">
            <text:p text:style-name="P11">Campo preenchido quando houver problema na recuperação dos dados. Contém uma mensagem descrevendo o erro ocorrido.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Spranq eco sans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 (W1)" fo:font-size="10pt" style:font-size-asian="10pt" style:font-name-complex="Arial (W1)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(W1)" fo:font-weight="bold" style:font-weight-asian="bold" style:font-name-complex="Arial (W1)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829cm" fo:margin-right="0cm" style:line-height-at-least="0.423cm" fo:text-indent="-0.829cm" style:auto-text-indent="false" style:text-autospace="none"/>
      <style:text-properties fo:color="#000000" style:font-name="Tms Rmn" style:font-name-complex="Tms Rmn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WW8Num1zfalse" style:family="text"/>
    <style:style style:name="WW8Num1ztrue" style:family="text"/>
    <style:style style:name="WW8Num2z0" style:family="text">
      <style:text-properties style:font-name="Wingdings" style:font-name-asian="Times New Roman" style:font-name-complex="Times New Roman"/>
    </style:style>
    <style:style style:name="WW8Num3z0" style:family="text">
      <style:text-properties style:font-name="Times New Roman" fo:font-size="10pt" style:font-size-asian="10pt" style:font-name-complex="Times New Roman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weight="bold" style:font-weight-asian="bold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01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FOCONV</text:span> – <text:span text:style-name="MT1">Informações para Convenentes Via Web Service</text:span></text:p>
        <text:p text:style-name="MP2">CPF - Perfil 2</text:p>
        <text:p text:style-name="Header"/>
      </style:header>
      <style:footer>
        <text:p text:style-name="MP3"><draw:frame draw:style-name="Mfr1" draw:name="Quadro1" text:anchor-type="char" svg:x="25.225cm" svg:y="0.002cm" svg:width="0.212cm" svg:height="0.485cm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ributo</dc:title>
    <meta:initial-creator>angeloma</meta:initial-creator>
    <meta:creation-date>2007-04-04T11:45:00</meta:creation-date>
    <dc:creator>serpro</dc:creator>
    <dc:date>2015-12-01T09:45:00</dc:date>
    <meta:editing-cycles>10</meta:editing-cycles>
    <meta:editing-duration>PT7M</meta:editing-duration>
    <meta:document-statistic meta:table-count="1" meta:image-count="0" meta:object-count="0" meta:page-count="2" meta:paragraph-count="85" meta:word-count="361" meta:character-count="2129" meta:non-whitespace-character-count="1857"/>
    <meta:generator>LibreOffice/4.0.6.2$Linux_x86 LibreOffice_project/2e2573268451a50806fcd60ae2d9fe01dd0ce24</meta:generator>
  </office:meta>
</office:document-meta>
</file>